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8.26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35.9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ENDOR/Distributer</text:p>
          </table:table-cell>
          <table:table-cell office:value-type="string" calcext:value-type="string">
            <text:p>Classify</text:p>
          </table:table-cell>
          <table:table-cell office:value-type="string" calcext:value-type="string">
            <text:p>Scalability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OSS(Oracle)</text:p>
          </table:table-cell>
          <table:table-cell office:value-type="string" calcext:value-type="string">
            <text:p>RDB(OLTP)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esponse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number-columns-repeated="2" office:value-type="string" calcext:value-type="string">
            <text:p>Oracle</text:p>
          </table:table-cell>
          <table:table-cell office:value-type="string" calcext:value-type="string">
            <text:p>RDB(OLTP)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esponse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SQL Server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RDB(OLTP)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esponse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DB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RDB(OLTP)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esponse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RDB(OLTP)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esponse</text:p>
          </table:table-cell>
          <table:table-cell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MariaDB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RDB(OLTP)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esponse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NoSQL(Document)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sponse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cassandra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NoSQL(Key-Value WC)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sponse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neo4j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sponse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number-columns-repeated="2" office:value-type="string" calcext:value-type="string">
            <text:p>Cloudera</text:p>
          </table:table-cell>
          <table:table-cell office:value-type="string" calcext:value-type="string">
            <text:p>Hadoo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hroughput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number-columns-repeated="2" office:value-type="string" calcext:value-type="string">
            <text:p>HortonWorks</text:p>
          </table:table-cell>
          <table:table-cell office:value-type="string" calcext:value-type="string">
            <text:p>Haddo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hroughput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number-columns-repeated="2" office:value-type="string" calcext:value-type="string">
            <text:p>Teradata</text:p>
          </table:table-cell>
          <table:table-cell office:value-type="string" calcext:value-type="string">
            <text:p>RDB(DWH)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Throughput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number-columns-repeated="2" office:value-type="string" calcext:value-type="string">
            <text:p>Nettezza</text:p>
          </table:table-cell>
          <table:table-cell office:value-type="string" calcext:value-type="string">
            <text:p>RDB(DWH)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Throughput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SQLite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RDB(OLTP)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Throughput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Google Big Query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hroughput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Google Cloud Spanner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sponse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Amazon Athena</text:p>
          </table:table-cell>
          <table:table-cell office:value-type="string" calcext:value-type="string">
            <text:p>Amazon Web Service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Throughput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Amazon Aurora</text:p>
          </table:table-cell>
          <table:table-cell office:value-type="string" calcext:value-type="string">
            <text:p>Amazon Web Service</text:p>
          </table:table-cell>
          <table:table-cell office:value-type="string" calcext:value-type="string">
            <text:p>RDB(OLTP)</text:p>
          </table:table-cell>
          <table:table-cell/>
          <table:table-cell office:value-type="string" calcext:value-type="string">
            <text:p>Response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Amazon Redshift</text:p>
          </table:table-cell>
          <table:table-cell office:value-type="string" calcext:value-type="string">
            <text:p>Amazon Web Service</text:p>
          </table:table-cell>
          <table:table-cell office:value-type="string" calcext:value-type="string">
            <text:p>RDB(DWH)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Throughput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Apache Spark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Hadoop(?)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hroughput</text:p>
          </table:table-cell>
          <table:table-cell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Hive</text:p>
          </table:table-cell>
          <table:table-cell/>
          <table:table-cell office:value-type="string" calcext:value-type="string">
            <text:p>Hadoo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hroughput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Implara</text:p>
          </table:table-cell>
          <table:table-cell/>
          <table:table-cell office:value-type="string" calcext:value-type="string">
            <text:p>Hadoo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hroughput</text:p>
          </table:table-cell>
          <table:table-cell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Redis</text:p>
          </table:table-cell>
          <table:table-cell/>
          <table:table-cell office:value-type="string" calcext:value-type="string">
            <text:p>NoSQL(Key-Value)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sponse</text:p>
          </table:table-cell>
          <table:table-cell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Riak</text:p>
          </table:table-cell>
          <table:table-cell/>
          <table:table-cell office:value-type="string" calcext:value-type="string">
            <text:p>NoSQL(Key-Value)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sponse</text:p>
          </table:table-cell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Amazon ElasticCache</text:p>
          </table:table-cell>
          <table:table-cell office:value-type="string" calcext:value-type="string">
            <text:p>Amazon Web Service</text:p>
          </table:table-cell>
          <table:table-cell office:value-type="string" calcext:value-type="string">
            <text:p>NoSQL(Key-Value)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sponse</text:p>
          </table:table-cell>
          <table:table-cell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Hbase</text:p>
          </table:table-cell>
          <table:table-cell/>
          <table:table-cell office:value-type="string" calcext:value-type="string">
            <text:p>NoSQL(Key-Value WC)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sponse</text:p>
          </table:table-cell>
          <table:table-cell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Amazon DynamoDB</text:p>
          </table:table-cell>
          <table:table-cell office:value-type="string" calcext:value-type="string">
            <text:p>Amazon Web Service</text:p>
          </table:table-cell>
          <table:table-cell office:value-type="string" calcext:value-type="string">
            <text:p>NoSQL(Key-Value WC)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sponse</text:p>
          </table:table-cell>
          <table:table-cell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number-columns-repeated="2" office:value-type="string" calcext:value-type="string">
            <text:p>Couchbase</text:p>
          </table:table-cell>
          <table:table-cell office:value-type="string" calcext:value-type="string">
            <text:p>NoSQL(Document)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sponse</text:p>
          </table:table-cell>
          <table:table-cell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Azure DocumentDB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NoSQL(Document)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sponse</text:p>
          </table:table-cell>
          <table:table-cell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influxDB</text:p>
          </table:table-cell>
          <table:table-cell/>
          <table:table-cell office:value-type="string" calcext:value-type="string">
            <text:p>NoSQL(TIme-based)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hroughput</text:p>
          </table:table-cell>
          <table:table-cell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Kafka</text:p>
          </table:table-cell>
          <table:table-cell/>
          <table:table-cell office:value-type="string" calcext:value-type="string">
            <text:p>Strea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Bitcoin</text:p>
          </table:table-cell>
          <table:table-cell/>
          <table:table-cell office:value-type="string" calcext:value-type="string">
            <text:p>Blockcha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string" calcext:value-type="string">
            <text:p>HANA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InMemory</text:p>
          </table:table-cell>
          <table:table-cell/>
          <table:table-cell office:value-type="string" calcext:value-type="string">
            <text:p>Response</text:p>
          </table:table-cell>
          <table:table-cell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string" calcext:value-type="string">
            <text:p>InfiniDB</text:p>
          </table:table-cell>
          <table:table-cell office:value-type="string" calcext:value-type="string">
            <text:p>??/ASISUTO</text:p>
          </table:table-cell>
          <table:table-cell office:value-type="string" calcext:value-type="string">
            <text:p>RDB(DWH)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Throughput</text:p>
          </table:table-cell>
          <table:table-cell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RDB(OLTP)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esponse</text:p>
          </table:table-cell>
          <table:table-cell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number-columns-repeated="2" office:value-type="string" calcext:value-type="string">
            <text:p>EnterpriseDB</text:p>
          </table:table-cell>
          <table:table-cell office:value-type="string" calcext:value-type="string">
            <text:p>RDB(DWH)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Oralce compatible PostgreSQL</text:p>
          </table:table-cell>
        </table:table-row>
        <table:table-row table:style-name="ro1">
          <table:table-cell/>
          <table:table-cell office:value-type="string" calcext:value-type="string">
            <text:p>HammerDB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 number:style="long"/>
      <number:text>月</number:text>
    </number:date-style>
    <number:date-style style:name="N10137" number:language="ja" number:country="JP">
      <number:month number:style="long"/>
      <number:text>月</number:text>
      <number:day number:style="long"/>
      <number:text>日</number:text>
    </number:date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5P0" style:volatile="true" number:language="ja" number:country="JP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2" style:volatile="true" number:language="ja" number:country="JP">
      <loext:fill-character> </loext:fill-character>
      <number:text>- </number:text>
    </number:number-style>
    <number:text-style style:name="N10145" number:language="ja" number:country="JP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ja" number:country="JP">
      <loext:text> ¥</loext:text>
      <loext:fill-character> </loext:fill-character>
      <number:text>- </number:text>
    </number:number-style>
    <number:text-style style:name="N10149" number:language="ja" number:country="JP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ja" number:country="JP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2" style:volatile="true" number:language="ja" number:country="JP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ja" number:country="JP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ja" number:country="JP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00/00/00</text:date>, <text:time style:data-style-name="N2" text:time-value="20:57:55.69429228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20:31:17.266249636</meta:creation-date>
    <dc:date>2017-11-07T21:44:10.985927476</dc:date>
    <meta:editing-duration>PT1H9S</meta:editing-duration>
    <meta:editing-cycles>7</meta:editing-cycles>
    <meta:generator>LibreOffice/5.1.6.2$Linux_X86_64 LibreOffice_project/10m0$Build-2</meta:generator>
    <meta:document-statistic meta:table-count="1" meta:cell-count="214" meta:object-count="0"/>
  </office:meta>
</office:document-meta>
</file>